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25cm" draw:marker-start-width="0.152cm" draw:marker-end="Arrow_20_concave" draw:marker-end-width="0.203cm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gr4" style:family="graphic" style:parent-style-name="standard">
      <style:graphic-properties draw:stroke="dash" draw:stroke-dash="Ultrafine_20_Dashed" svg:stroke-width="0cm" draw:marker-start-width="0.124cm" draw:marker-end="Arrow_20_concave" draw:marker-end-width="0.178cm" draw:textarea-horizontal-align="center" draw:textarea-vertical-align="middle" fo:padding-top="0.125cm" fo:padding-bottom="0.125cm" fo:padding-left="0.25cm" fo:padding-right="0.25cm" draw:shadow-offset-x="0.305cm" draw:shadow-offset-y="0.305cm"/>
    </style:style>
    <style:style style:name="gr5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93cm" draw:marker-end-width="0.29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0.795cm" svg:height="9.525cm" svg:x="2.905cm" svg:y="6.715cm">
          <text:p/>
        </draw:rect>
        <draw:line draw:style-name="gr2" draw:text-style-name="P1" draw:layer="layout" svg:x1="2.905cm" svg:y1="6.715cm" svg:x2="6.715cm" svg:y2="3.54cm">
          <text:p/>
        </draw:line>
        <draw:line draw:style-name="gr2" draw:text-style-name="P1" draw:layer="layout" svg:x1="6.715cm" svg:y1="3.54cm" svg:x2="16.875cm" svg:y2="3.54cm">
          <text:p/>
        </draw:line>
        <draw:line draw:style-name="gr2" draw:text-style-name="P1" draw:layer="layout" svg:x1="13.7cm" svg:y1="6.715cm" svg:x2="16.875cm" svg:y2="3.54cm">
          <text:p/>
        </draw:line>
        <draw:line draw:style-name="gr2" draw:text-style-name="P1" draw:layer="layout" svg:x1="13.7cm" svg:y1="16.24cm" svg:x2="16.875cm" svg:y2="13.065cm">
          <text:p/>
        </draw:line>
        <draw:line draw:style-name="gr2" draw:text-style-name="P1" draw:layer="layout" svg:x1="16.875cm" svg:y1="13.065cm" svg:x2="16.875cm" svg:y2="3.54cm">
          <text:p/>
        </draw:line>
        <draw:line draw:style-name="gr3" draw:text-style-name="P1" draw:layer="layout" svg:x1="3.54cm" svg:y1="7.685cm" svg:x2="13.065cm" svg:y2="7.685cm">
          <text:p/>
        </draw:line>
        <draw:line draw:style-name="gr3" draw:text-style-name="P1" draw:layer="layout" svg:x1="3.54cm" svg:y1="11.495cm" svg:x2="13.065cm" svg:y2="11.495cm">
          <text:p/>
        </draw:line>
        <draw:line draw:style-name="gr3" draw:text-style-name="P1" draw:layer="layout" svg:x1="3.54cm" svg:y1="13.4cm" svg:x2="13.065cm" svg:y2="13.4cm">
          <text:p/>
        </draw:line>
        <draw:line draw:style-name="gr3" draw:text-style-name="P1" draw:layer="layout" svg:x1="3.54cm" svg:y1="15.305cm" svg:x2="13.065cm" svg:y2="15.305cm">
          <text:p/>
        </draw:line>
        <draw:line draw:style-name="gr3" draw:text-style-name="P1" draw:layer="layout" svg:x1="3.54cm" svg:y1="9.59cm" svg:x2="13.065cm" svg:y2="9.59cm">
          <text:p/>
        </draw:line>
        <draw:line draw:style-name="gr3" draw:text-style-name="P1" draw:layer="layout" svg:x1="5.445cm" svg:y1="6.08cm" svg:x2="14.97cm" svg:y2="6.08cm">
          <text:p/>
        </draw:line>
        <draw:line draw:style-name="gr3" draw:text-style-name="P1" draw:layer="layout" svg:x1="5.445cm" svg:y1="9.89cm" svg:x2="14.97cm" svg:y2="9.89cm">
          <text:p/>
        </draw:line>
        <draw:line draw:style-name="gr3" draw:text-style-name="P1" draw:layer="layout" svg:x1="5.445cm" svg:y1="11.795cm" svg:x2="14.97cm" svg:y2="11.795cm">
          <text:p/>
        </draw:line>
        <draw:line draw:style-name="gr3" draw:text-style-name="P1" draw:layer="layout" svg:x1="5.445cm" svg:y1="13.7cm" svg:x2="14.97cm" svg:y2="13.7cm">
          <text:p/>
        </draw:line>
        <draw:line draw:style-name="gr3" draw:text-style-name="P1" draw:layer="layout" svg:x1="5.445cm" svg:y1="7.985cm" svg:x2="14.97cm" svg:y2="7.985cm">
          <text:p/>
        </draw:line>
        <draw:line draw:style-name="gr3" draw:text-style-name="P1" draw:layer="layout" svg:x1="6.715cm" svg:y1="4.81cm" svg:x2="16.24cm" svg:y2="4.81cm">
          <text:p/>
        </draw:line>
        <draw:line draw:style-name="gr3" draw:text-style-name="P1" draw:layer="layout" svg:x1="6.715cm" svg:y1="8.62cm" svg:x2="16.24cm" svg:y2="8.62cm">
          <text:p/>
        </draw:line>
        <draw:line draw:style-name="gr3" draw:text-style-name="P1" draw:layer="layout" svg:x1="6.715cm" svg:y1="10.525cm" svg:x2="16.24cm" svg:y2="10.525cm">
          <text:p/>
        </draw:line>
        <draw:line draw:style-name="gr3" draw:text-style-name="P1" draw:layer="layout" svg:x1="6.715cm" svg:y1="12.43cm" svg:x2="16.24cm" svg:y2="12.43cm">
          <text:p/>
        </draw:line>
        <draw:line draw:style-name="gr4" draw:text-style-name="P1" draw:layer="layout" svg:x1="6.715cm" svg:y1="6.715cm" svg:x2="16.24cm" svg:y2="6.715cm">
          <text:p/>
        </draw:line>
        <draw:polygon draw:style-name="gr5" draw:text-style-name="P1" draw:layer="layout" svg:width="5.4cm" svg:height="7.932cm" draw:transform="skewX (0.135786615805133) rotate (0.610690705272701) translate (3.64799613646862cm 8.06051402555452cm)" svg:viewBox="0 0 5401 7933" draw:points="2060,17391 5401,17593 3016,24186 0,25324">
          <text:p/>
        </draw:polygon>
        <draw:polygon draw:style-name="gr5" draw:text-style-name="P1" draw:layer="layout" svg:width="11.235cm" svg:height="2.59cm" draw:transform="skewX (-0.0521853446346206) rotate (1.52506870039236) translate (9.81717449625597cm 15.5090053309447cm)" svg:viewBox="0 0 11236 2591" draw:points="0,21033 10169,21032 11236,23200 1978,23623">
          <text:p/>
        </draw:polygon>
        <draw:circle draw:style-name="gr6" draw:text-style-name="P1" draw:id="id21" draw:layer="layout" svg:width="0.217cm" svg:height="0.217cm" svg:x="7.086cm" svg:y="13.27cm">
          <text:p/>
        </draw:circle>
        <draw:circle draw:style-name="gr6" draw:text-style-name="P1" draw:id="id17" draw:layer="layout" svg:width="0.217cm" svg:height="0.217cm" svg:x="7.682cm" svg:y="11.716cm">
          <text:p/>
        </draw:circle>
        <draw:circle draw:style-name="gr6" draw:text-style-name="P1" draw:id="id15" draw:layer="layout" svg:width="0.217cm" svg:height="0.217cm" svg:x="6.713cm" svg:y="11.376cm">
          <text:p/>
        </draw:circle>
        <draw:circle draw:style-name="gr6" draw:text-style-name="P1" draw:id="id9" draw:layer="layout" svg:width="0.217cm" svg:height="0.217cm" svg:x="6.405cm" svg:y="9.502cm">
          <text:p/>
        </draw:circle>
        <draw:circle draw:style-name="gr6" draw:text-style-name="P1" draw:id="id3" draw:layer="layout" svg:width="0.217cm" svg:height="0.217cm" svg:x="6.042cm" svg:y="7.552cm">
          <text:p/>
        </draw:circle>
        <draw:circle draw:style-name="gr6" draw:text-style-name="P1" draw:id="id23" draw:layer="layout" svg:width="0.217cm" svg:height="0.217cm" svg:x="7.958cm" svg:y="13.591cm">
          <text:p/>
        </draw:circle>
        <draw:circle draw:style-name="gr6" draw:text-style-name="P1" draw:id="id19" draw:layer="layout" svg:width="0.217cm" svg:height="0.217cm" svg:x="8.643cm" svg:y="12.314cm">
          <text:p/>
        </draw:circle>
        <draw:circle draw:style-name="gr6" draw:text-style-name="P1" draw:id="id11" draw:layer="layout" svg:width="0.217cm" svg:height="0.217cm" svg:x="7.385cm" svg:y="9.799cm">
          <text:p/>
        </draw:circle>
        <draw:circle draw:style-name="gr6" draw:text-style-name="P1" draw:id="id5" draw:layer="layout" svg:width="0.217cm" svg:height="0.217cm" svg:x="7.066cm" svg:y="7.871cm">
          <text:p/>
        </draw:circle>
        <draw:circle draw:style-name="gr6" draw:text-style-name="P1" draw:id="id13" draw:layer="layout" svg:width="0.217cm" svg:height="0.217cm" svg:x="8.335cm" svg:y="10.441cm">
          <text:p/>
        </draw:circle>
        <draw:circle draw:style-name="gr6" draw:text-style-name="P1" draw:id="id7" draw:layer="layout" svg:width="0.217cm" svg:height="0.217cm" svg:x="8.061cm" svg:y="8.524cm">
          <text:p/>
        </draw:circle>
        <draw:circle draw:style-name="gr6" draw:text-style-name="P1" draw:id="id8" draw:layer="layout" svg:width="0.217cm" svg:height="0.217cm" svg:x="12.13cm" svg:y="8.536cm">
          <text:p/>
        </draw:circle>
        <draw:circle draw:style-name="gr6" draw:text-style-name="P1" draw:id="id20" draw:layer="layout" svg:width="0.217cm" svg:height="0.217cm" svg:x="12.15cm" svg:y="12.293cm">
          <text:p/>
        </draw:circle>
        <draw:circle draw:style-name="gr6" draw:text-style-name="P1" draw:id="id14" draw:layer="layout" svg:width="0.217cm" svg:height="0.217cm" svg:x="12.073cm" svg:y="10.431cm">
          <text:p/>
        </draw:circle>
        <draw:circle draw:style-name="gr6" draw:text-style-name="P1" draw:id="id6" draw:layer="layout" svg:width="0.217cm" svg:height="0.217cm" svg:x="11.245cm" svg:y="7.861cm">
          <text:p/>
        </draw:circle>
        <draw:circle draw:style-name="gr6" draw:text-style-name="P1" draw:id="id12" draw:layer="layout" svg:width="0.217cm" svg:height="0.217cm" svg:x="11.168cm" svg:y="9.8cm">
          <text:p/>
        </draw:circle>
        <draw:circle draw:style-name="gr6" draw:text-style-name="P1" draw:id="id18" draw:layer="layout" svg:width="0.217cm" svg:height="0.217cm" svg:x="11.111cm" svg:y="11.684cm">
          <text:p/>
        </draw:circle>
        <draw:circle draw:style-name="gr6" draw:text-style-name="P1" draw:id="id24" draw:layer="layout" svg:width="0.217cm" svg:height="0.217cm" svg:x="11.101cm" svg:y="13.603cm">
          <text:p/>
        </draw:circle>
        <draw:circle draw:style-name="gr6" draw:text-style-name="P1" draw:id="id22" draw:layer="layout" svg:width="0.217cm" svg:height="0.217cm" svg:x="10.152cm" svg:y="13.282cm">
          <text:p/>
        </draw:circle>
        <draw:circle draw:style-name="gr6" draw:text-style-name="P1" draw:id="id16" draw:layer="layout" svg:width="0.217cm" svg:height="0.217cm" svg:x="10.394cm" svg:y="11.386cm">
          <text:p/>
        </draw:circle>
        <draw:circle draw:style-name="gr6" draw:text-style-name="P1" draw:id="id10" draw:layer="layout" svg:width="0.217cm" svg:height="0.217cm" svg:x="10.452cm" svg:y="9.459cm">
          <text:p/>
        </draw:circle>
        <draw:circle draw:style-name="gr6" draw:text-style-name="P1" draw:id="id4" draw:layer="layout" svg:width="0.217cm" svg:height="0.217cm" svg:x="10.431cm" svg:y="7.564cm">
          <text:p/>
        </draw:circle>
        <draw:circle draw:style-name="gr6" draw:text-style-name="P1" draw:id="id1" draw:layer="layout" svg:width="0.217cm" svg:height="0.217cm" svg:x="7.025cm" svg:y="5.976cm">
          <text:p/>
        </draw:circle>
        <draw:circle draw:style-name="gr6" draw:text-style-name="P1" draw:id="id2" draw:layer="layout" svg:width="0.217cm" svg:height="0.217cm" svg:x="11.204cm" svg:y="5.955cm">
          <text:p/>
        </draw:circle>
        <draw:connector draw:style-name="gr7" draw:text-style-name="P1" draw:layer="layout" draw:type="lines" svg:x1="7.242cm" svg:y1="6.084cm" svg:x2="11.204cm" svg:y2="6.063cm" draw:start-shape="id1" draw:start-glue-point="1" draw:end-shape="id2" draw:end-glue-point="3" svg:d="m7242 6084h526l2910-21h526">
          <text:p/>
        </draw:connector>
        <draw:connector draw:style-name="gr7" draw:text-style-name="P1" draw:layer="layout" draw:type="lines" svg:x1="6.259cm" svg:y1="7.66cm" svg:x2="10.431cm" svg:y2="7.672cm" draw:start-shape="id3" draw:start-glue-point="1" draw:end-shape="id4" draw:end-glue-point="3" svg:d="m6259 7660h526l3120 12h526">
          <text:p/>
        </draw:connector>
        <draw:connector draw:style-name="gr7" draw:text-style-name="P1" draw:layer="layout" draw:type="lines" svg:x1="7.283cm" svg:y1="7.979cm" svg:x2="11.245cm" svg:y2="7.969cm" draw:start-shape="id5" draw:start-glue-point="1" draw:end-shape="id6" draw:end-glue-point="3" svg:d="m7283 7979h526l2910-10h526">
          <text:p/>
        </draw:connector>
        <draw:connector draw:style-name="gr7" draw:text-style-name="P1" draw:layer="layout" draw:type="lines" svg:x1="8.278cm" svg:y1="8.632cm" svg:x2="12.13cm" svg:y2="8.644cm" draw:start-shape="id7" draw:start-glue-point="1" draw:end-shape="id8" draw:end-glue-point="3" svg:d="m8278 8632h526l2800 12h526">
          <text:p/>
        </draw:connector>
        <draw:connector draw:style-name="gr7" draw:text-style-name="P1" draw:layer="layout" draw:type="lines" svg:x1="6.622cm" svg:y1="9.61cm" svg:x2="10.452cm" svg:y2="9.567cm" draw:start-shape="id9" draw:start-glue-point="1" draw:end-shape="id10" draw:end-glue-point="3" svg:d="m6622 9610h526l2778-43h526">
          <text:p/>
        </draw:connector>
        <draw:connector draw:style-name="gr7" draw:text-style-name="P1" draw:layer="layout" draw:type="lines" svg:x1="7.602cm" svg:y1="9.907cm" svg:x2="11.168cm" svg:y2="9.908cm" draw:start-shape="id11" draw:start-glue-point="1" draw:end-shape="id12" draw:end-glue-point="3" svg:d="m7602 9907h526l2514 1h526">
          <text:p/>
        </draw:connector>
        <draw:connector draw:style-name="gr7" draw:text-style-name="P1" draw:layer="layout" draw:type="lines" svg:x1="8.552cm" svg:y1="10.549cm" svg:x2="12.073cm" svg:y2="10.539cm" draw:start-shape="id13" draw:start-glue-point="1" draw:end-shape="id14" draw:end-glue-point="3" svg:d="m8552 10549h526l2469-10h526">
          <text:p/>
        </draw:connector>
        <draw:connector draw:style-name="gr7" draw:text-style-name="P1" draw:layer="layout" draw:type="lines" svg:x1="6.93cm" svg:y1="11.484cm" svg:x2="10.394cm" svg:y2="11.494cm" draw:start-shape="id15" draw:start-glue-point="1" draw:end-shape="id16" draw:end-glue-point="3" svg:d="m6930 11484h526l2412 10h526">
          <text:p/>
        </draw:connector>
        <draw:connector draw:style-name="gr7" draw:text-style-name="P1" draw:layer="layout" draw:type="lines" svg:x1="7.899cm" svg:y1="11.824cm" svg:x2="11.111cm" svg:y2="11.792cm" draw:start-shape="id17" draw:start-glue-point="1" draw:end-shape="id18" draw:end-glue-point="3" svg:d="m7899 11824h526l2160-32h526">
          <text:p/>
        </draw:connector>
        <draw:connector draw:style-name="gr7" draw:text-style-name="P1" draw:layer="layout" draw:type="lines" svg:x1="8.86cm" svg:y1="12.422cm" svg:x2="12.15cm" svg:y2="12.401cm" draw:start-shape="id19" draw:start-glue-point="1" draw:end-shape="id20" draw:end-glue-point="3" svg:d="m8860 12422h526l2238-21h526">
          <text:p/>
        </draw:connector>
        <draw:connector draw:style-name="gr7" draw:text-style-name="P1" draw:layer="layout" draw:type="lines" svg:x1="7.303cm" svg:y1="13.378cm" svg:x2="10.152cm" svg:y2="13.39cm" draw:start-shape="id21" draw:start-glue-point="1" draw:end-shape="id22" draw:end-glue-point="3" svg:d="m7303 13378h526l1797 12h526">
          <text:p/>
        </draw:connector>
        <draw:connector draw:style-name="gr7" draw:text-style-name="P1" draw:layer="layout" draw:type="lines" svg:x1="8.175cm" svg:y1="13.699cm" svg:x2="11.101cm" svg:y2="13.711cm" draw:start-shape="id23" draw:start-glue-point="1" draw:end-shape="id24" draw:end-glue-point="3" svg:d="m8175 13699h526l1874 12h5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5:24:15.14</meta:creation-date>
    <meta:generator>OpenOffice.org/3.2$Win32 OpenOffice.org_project/320m12$Build-9483</meta:generator>
    <dc:date>2010-06-14T03:47:14.67</dc:date>
    <meta:editing-duration>PT00H21M13S</meta:editing-duration>
    <meta:editing-cycles>7</meta:editing-cycles>
    <meta:document-statistic meta:object-count="59"/>
  </office:meta>
</office:document-meta>
</file>